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size="14pt" officeooo:rsid="00089cd9" officeooo:paragraph-rsid="00089cd9" style:font-size-asian="14pt" style:font-size-complex="14pt"/>
    </style:style>
    <style:style style:name="P2" style:family="paragraph" style:parent-style-name="Standard">
      <style:text-properties style:font-name="Noto Sans" fo:font-size="12pt" officeooo:rsid="00089cd9" officeooo:paragraph-rsid="00089cd9" style:font-size-asian="10.5pt" style:font-size-complex="12pt"/>
    </style:style>
    <style:style style:name="P3" style:family="paragraph" style:parent-style-name="Standard" style:list-style-name="L1">
      <style:text-properties style:font-name="Noto Sans" fo:font-size="12pt" officeooo:rsid="00089cd9" officeooo:paragraph-rsid="00089cd9" style:font-size-asian="10.5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Noto Sans" fo:font-size="12pt" officeooo:rsid="00089cd9" officeooo:paragraph-rsid="00089cd9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Noto Sans" fo:font-size="12pt" officeooo:rsid="000adac8" officeooo:paragraph-rsid="00089cd9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Noto Sans" fo:font-size="12pt" officeooo:rsid="000adac8" officeooo:paragraph-rsid="000adac8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liste</text:p>
      <text:p text:style-name="P2"/>
      <text:list xml:id="list947544303" text:style-name="L1">
        <text:list-item>
          <text:p text:style-name="P3">Wie heißen die Schüler:innen?</text:p>
        </text:list-item>
        <text:list-item>
          <text:p text:style-name="P3">Wo wohnen die Schüler:innen?</text:p>
        </text:list-item>
        <text:list-item>
          <text:p text:style-name="P4">Welche Telefonnummer haben die Schüler:innen?</text:p>
        </text:list-item>
        <text:list-item>
          <text:p text:style-name="P4">In welchem Jahr sind die Schüler:innen geboren?</text:p>
        </text:list-item>
        <text:list-item>
          <text:p text:style-name="P4">Wie heißen die Lehrkräfte?</text:p>
        </text:list-item>
        <text:list-item>
          <text:p text:style-name="P4">Wie heißen die Klassen?</text:p>
        </text:list-item>
        <text:list-item>
          <text:p text:style-name="P4">Was sind die Kürzel der jeweiligen Klassen?</text:p>
        </text:list-item>
        <text:list-item>
          <text:p text:style-name="P4">Welche Klassen unterrichten die Lehrkräfte?</text:p>
        </text:list-item>
        <text:list-item>
          <text:p text:style-name="P4">Wer sind die jeweiligen Klassensprecher:innen der Klassen?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1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799cm" style:writing-mode="page"/>
      <style:text-properties style:use-window-font-color="true" style:font-name="Liberation Serif" fo:font-size="12pt" fo:language="de" fo:country="DE" style:letter-kerning="true" style:font-name-asian="Noto Sans1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4:34:26.654133094</meta:creation-date>
    <dc:date>2022-12-01T15:32:55.001357726</dc:date>
    <meta:editing-duration>PT10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7" meta:character-count="368" meta:non-whitespace-character-count="330"/>
  </office:meta>
</office:document-meta>
</file>